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66" draw:textarea-horizontal-align="justify" draw:textarea-vertical-align="middle" draw:auto-grow-height="false" fo:min-height="21.65cm" fo:min-width="3.559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2.15cm" fo:min-width="19.09cm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1.55cm" fo:min-width="19.09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8.05cm" fo:min-width="12.3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8.95cm" fo:min-width="11.9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991cm"/>
    </style:style>
    <style:style style:name="gr9" style:family="graphic" style:parent-style-name="standard">
      <style:graphic-properties draw:stroke="none" svg:stroke-color="#000000" draw:fill="none" draw:fill-color="#ffffff" fo:min-height="1.126cm"/>
    </style:style>
    <style:style style:name="gr10" style:family="graphic" style:parent-style-name="standard">
      <style:graphic-properties draw:stroke="none" svg:stroke-color="#000000" draw:fill="none" draw:fill-color="#ffffff" fo:min-height="0.797cm"/>
    </style:style>
    <style:style style:name="gr11" style:family="graphic" style:parent-style-name="standard">
      <style:graphic-properties draw:stroke="none" svg:stroke-color="#000000" draw:fill="none" draw:fill-color="#ffffff" fo:min-height="0.956cm"/>
    </style:style>
    <style:style style:name="gr12" style:family="graphic" style:parent-style-name="standard">
      <style:graphic-properties draw:stroke="none" svg:stroke-color="#000000" draw:fill="none" draw:fill-color="#ffffff" fo:min-height="1.593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ff0066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004586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aecf00"/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-color="#ff950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  <style:text-properties fo:font-size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59cm" svg:height="21.9cm" svg:x="1.041cm" svg:y="3.3cm">
          <text:p text:style-name="P1"><text:span text:style-name="T1">T</text:span></text:p>
          <text:p text:style-name="P1"><text:span text:style-name="T1">O </text:span></text:p>
          <text:p text:style-name="P1"><text:span text:style-name="T1"/></text:p>
          <text:p text:style-name="P1"><text:span text:style-name="T1">D</text:span></text:p>
          <text:p text:style-name="P1"><text:span text:style-name="T1">O</text:span></text:p>
          <text:p text:style-name="P1"><text:span text:style-name="T1"/></text:p>
          <text:p text:style-name="P1"><text:span text:style-name="T1">L</text:span></text:p>
          <text:p text:style-name="P1"><text:span text:style-name="T1">I</text:span></text:p>
          <text:p text:style-name="P1"><text:span text:style-name="T1">S</text:span></text:p>
          <text:p text:style-name="P1"><text:span text:style-name="T1">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59cm" svg:height="2.4cm" svg:x="1cm" svg:y="1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59cm" svg:height="1.8cm" svg:x="1cm" svg:y="25.14cm"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8cm" svg:height="8.3cm" svg:x="6.5cm" svg:y="4.5cm">
          <text:p text:style-name="P1"><text:span text:style-name="T1">Messag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4cm" svg:height="9.2cm" svg:x="6.8cm" svg:y="14.8cm">
          <text:p text:style-name="P1"><text:span text:style-name="T1">Book Lis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frame draw:style-name="gr6" draw:text-style-name="P6" draw:layer="layout" svg:width="10.2cm" svg:height="1.3cm" svg:x="2.412cm" svg:y="3.6cm">
            <draw:text-box>
              <text:p text:style-name="P1"><text:span text:style-name="T2">Routing Structure</text:span></text:p>
            </draw:text-box>
          </draw:frame>
          <draw:line draw:style-name="gr7" draw:text-style-name="P7" draw:layer="layout" svg:x1="5cm" svg:y1="4.9cm" svg:x2="3.994cm" svg:y2="5.97cm">
            <text:p/>
          </draw:line>
          <draw:frame draw:style-name="gr8" draw:text-style-name="P8" draw:layer="layout" svg:width="4.089cm" svg:height="2.241cm" svg:x="4.699cm" svg:y="5.1cm">
            <draw:text-box>
              <text:p><text:span text:style-name="T3">Application</text:span></text:p>
            </draw:text-box>
          </draw:frame>
          <draw:line draw:style-name="gr7" draw:text-style-name="P7" draw:layer="layout" svg:x1="7cm" svg:y1="11cm" svg:x2="5.856cm" svg:y2="12.094cm">
            <text:p/>
          </draw:line>
          <draw:frame draw:style-name="gr9" draw:text-style-name="P8" draw:layer="layout" svg:width="4.089cm" svg:height="1.376cm" svg:x="5.8cm" svg:y="9.13cm">
            <draw:text-box>
              <text:p><text:span text:style-name="T3">Dashboard</text:span></text:p>
            </draw:text-box>
          </draw:frame>
          <draw:line draw:style-name="gr7" draw:text-style-name="P7" draw:layer="layout" svg:x1="6cm" svg:y1="9cm" svg:x2="5.075cm" svg:y2="9.996cm">
            <text:p/>
          </draw:line>
          <draw:line draw:style-name="gr7" draw:text-style-name="P7" draw:layer="layout" svg:x1="7.1cm" svg:y1="13cm" svg:x2="6cm" svg:y2="14cm">
            <text:p/>
          </draw:line>
          <draw:frame draw:style-name="gr10" draw:text-style-name="P8" draw:layer="layout" svg:width="4.089cm" svg:height="1.047cm" svg:x="6.811cm" svg:y="11.253cm">
            <draw:text-box>
              <text:p><text:span text:style-name="T3">To Do</text:span></text:p>
            </draw:text-box>
          </draw:frame>
          <draw:frame draw:style-name="gr10" draw:text-style-name="P8" draw:layer="layout" svg:width="4.089cm" svg:height="1.047cm" svg:x="6.776cm" svg:y="15.206cm">
            <draw:text-box>
              <text:p><text:span text:style-name="T3">Book List</text:span></text:p>
            </draw:text-box>
          </draw:frame>
          <draw:line draw:style-name="gr7" draw:text-style-name="P7" draw:layer="layout" svg:x1="7.1cm" svg:y1="15cm" svg:x2="6cm" svg:y2="16cm">
            <text:p/>
          </draw:line>
          <draw:frame draw:style-name="gr11" draw:text-style-name="P8" draw:layer="layout" svg:width="4.089cm" svg:height="1.206cm" svg:x="6.747cm" svg:y="13.206cm">
            <draw:text-box>
              <text:p><text:span text:style-name="T3">Messages</text:span></text:p>
            </draw:text-box>
          </draw:frame>
          <draw:line draw:style-name="gr7" draw:text-style-name="P7" draw:layer="layout" svg:x1="6cm" svg:y1="18.9cm" svg:x2="4.917cm" svg:y2="19.951cm">
            <text:p/>
          </draw:line>
          <draw:frame draw:style-name="gr10" draw:text-style-name="P8" draw:layer="layout" svg:width="4.089cm" svg:height="1.047cm" svg:x="5.758cm" svg:y="19.159cm">
            <draw:text-box>
              <text:p><text:span text:style-name="T3">About</text:span></text:p>
            </draw:text-box>
          </draw:frame>
          <draw:line draw:style-name="gr7" draw:text-style-name="P7" draw:layer="layout" svg:x1="6.1cm" svg:y1="7cm" svg:x2="5cm" svg:y2="8.1cm">
            <text:p/>
          </draw:line>
          <draw:frame draw:style-name="gr10" draw:text-style-name="P8" draw:layer="layout" svg:width="4.089cm" svg:height="1.047cm" svg:x="5.8cm" svg:y="7.153cm">
            <draw:text-box>
              <text:p><text:span text:style-name="T3">Log in</text:span></text:p>
            </draw:text-box>
          </draw:frame>
          <draw:line draw:style-name="gr7" draw:text-style-name="P7" draw:layer="layout" svg:x1="6.1cm" svg:y1="17cm" svg:x2="4.9cm" svg:y2="18cm">
            <text:p/>
          </draw:line>
          <draw:frame draw:style-name="gr12" draw:text-style-name="P8" draw:layer="layout" svg:width="5.452cm" svg:height="1.843cm" svg:x="5.753cm" svg:y="17.153cm">
            <draw:text-box>
              <text:p><text:span text:style-name="T3">Documentation</text:span></text:p>
            </draw:text-box>
          </draw:frame>
          <draw:frame draw:style-name="gr13" draw:text-style-name="P9" draw:layer="layout" svg:width="7.01cm" svg:height="2.384cm" svg:x="4.09cm" svg:y="21.1cm">
            <draw:text-box draw:corner-radius="5.11cm">
              <text:p text:style-name="P1">Master template will include the</text:p>
              <text:p text:style-name="P1">header and the foote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Bergeron</meta:initial-creator>
    <meta:creation-date>2016-03-17T11:19:50.690407265</meta:creation-date>
    <dc:date>2016-03-17T19:41:44.602165012</dc:date>
    <dc:creator>James Bergeron</dc:creator>
    <meta:editing-duration>PT15M7S</meta:editing-duration>
    <meta:editing-cycles>4</meta:editing-cycles>
    <meta:generator>LibreOffice/5.0.3.2$Linux_X86_64 LibreOffice_project/00m0$Build-2</meta:generator>
    <meta:document-statistic meta:object-count="24"/>
  </office:meta>
</office:document-meta>
</file>